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D00000031D5DE81112BC178F6.png" manifest:media-type="image/png"/>
  <manifest:file-entry manifest:full-path="Pictures/1000020100000362000001AC4046FDF3B61C7689.png" manifest:media-type="image/png"/>
  <manifest:file-entry manifest:full-path="Pictures/100002010000038D000001FE67BD3410F6A23F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Image2" text:anchor-type="paragraph" svg:width="6.6929in" svg:height="3.3075in" draw:z-index="1"><draw:image xlink:href="Pictures/1000020100000362000001AC4046FDF3B61C7689.png" xlink:type="simple" xlink:show="embed" xlink:actuate="onLoad" loext:mime-type="image/x-vclgraphic"/></draw:frame></text:p>
      <text:p text:style-name="Standard"><draw:frame draw:style-name="fr1" draw:name="Image1" text:anchor-type="paragraph" svg:x="0in" svg:y="0.4665in" svg:width="6.6929in" svg:height="3.7547in" draw:z-index="0"><draw:image xlink:href="Pictures/100002010000038D000001FE67BD3410F6A23F7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2.4689in" svg:height="0.5102in" draw:z-index="2"><draw:image xlink:href="Pictures/10000201000000ED00000031D5DE81112BC178F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34:54.888128527</meta:creation-date>
    <dc:date>2018-12-13T11:37:30.314500086</dc:date>
    <meta:editing-duration>PT2M3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